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6.43mm"/>
    </style:style>
    <style:style style:name="co3" style:family="table-column">
      <style:table-column-properties fo:break-before="auto" style:column-width="21.03mm"/>
    </style:style>
    <style:style style:name="co4" style:family="table-column">
      <style:table-column-properties fo:break-before="auto" style:column-width="22.45mm"/>
    </style:style>
    <style:style style:name="co5" style:family="table-column">
      <style:table-column-properties fo:break-before="auto" style:column-width="36.35mm"/>
    </style:style>
    <style:style style:name="co6" style:family="table-column">
      <style:table-column-properties fo:break-before="auto" style:column-width="54.7mm"/>
    </style:style>
    <style:style style:name="co7" style:family="table-column">
      <style:table-column-properties fo:break-before="auto" style:column-width="35.81mm"/>
    </style:style>
    <style:style style:name="co8" style:family="table-column">
      <style:table-column-properties fo:break-before="auto" style:column-width="27.25mm"/>
    </style:style>
    <style:style style:name="co9" style:family="table-column">
      <style:table-column-properties fo:break-before="auto" style:column-width="37.59mm"/>
    </style:style>
    <style:style style:name="co10" style:family="table-column">
      <style:table-column-properties fo:break-before="auto" style:column-width="63.09mm"/>
    </style:style>
    <style:style style:name="co11" style:family="table-column">
      <style:table-column-properties fo:break-before="auto" style:column-width="15.63mm"/>
    </style:style>
    <style:style style:name="co12" style:family="table-column">
      <style:table-column-properties fo:break-before="auto" style:column-width="15.24mm"/>
    </style:style>
    <style:style style:name="co13" style:family="table-column">
      <style:table-column-properties fo:break-before="auto" style:column-width="61.15mm"/>
    </style:style>
    <style:style style:name="co14" style:family="table-column">
      <style:table-column-properties fo:break-before="auto" style:column-width="86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7mm" fo:break-before="auto" style:use-optimal-row-height="true"/>
    </style:style>
    <style:style style:name="ro3" style:family="table-row">
      <style:table-row-properties style:row-height="12.29mm" fo:break-before="auto" style:use-optimal-row-height="true"/>
    </style:style>
    <style:style style:name="ro4" style:family="table-row">
      <style:table-row-properties style:row-height="8.34mm" fo:break-before="auto" style:use-optimal-row-height="true"/>
    </style:style>
    <style:style style:name="ro5" style:family="table-row">
      <style:table-row-properties style:row-height="12.14mm" fo:break-before="auto" style:use-optimal-row-height="true"/>
    </style:style>
    <style:style style:name="ro6" style:family="table-row">
      <style:table-row-properties style:row-height="16.07mm" fo:break-before="auto" style:use-optimal-row-height="true"/>
    </style:style>
    <style:style style:name="ro7" style:family="table-row">
      <style:table-row-properties style:row-height="16.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2" style:family="table-cell" style:parent-style-name="Default">
      <style:table-cell-properties fo:background-color="#669900" fo:border="0.74pt solid #000000"/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end" fo:margin-left="0mm"/>
    </style:style>
    <style:style style:name="ce28" style:family="table-cell" style:parent-style-name="Default" style:data-style-name="N37">
      <style:table-cell-properties fo:background-color="#eefef1" fo:border="0.74pt solid #000000"/>
    </style:style>
    <style:style style:name="ce23" style:family="table-cell" style:parent-style-name="Default" style:data-style-name="N37">
      <style:table-cell-properties fo:background-color="#fff1f1" fo:border="0.74pt solid #000000"/>
    </style:style>
    <style:style style:name="ce29" style:family="table-cell" style:parent-style-name="Default">
      <style:table-cell-properties fo:background-color="#fff1f1" fo:border="0.74pt solid #000000"/>
      <style:text-properties style:font-name="Liberation Sans" style:font-name-asian="Arial Unicode MS" style:font-name-complex="Arial Unicode MS"/>
    </style:style>
    <style:style style:name="ce31" style:family="table-cell" style:parent-style-name="Default">
      <style:table-cell-properties fo:background-color="#eefef1" fo:border="0.74pt solid #000000"/>
      <style:text-properties style:font-name="Liberation Sans" style:font-name-asian="Arial Unicode MS" style:font-name-complex="Arial Unicode MS"/>
    </style:style>
    <style:style style:name="ce38" style:family="table-cell" style:parent-style-name="Default">
      <style:table-cell-properties fo:background-color="#eefef1" fo:wrap-option="wrap" fo:border="0.74pt solid #000000"/>
      <style:text-properties style:font-name="Liberation Sans" style:font-name-asian="Arial Unicode MS" style:font-name-complex="Arial Unicode MS"/>
    </style:style>
    <style:style style:name="ce39" style:family="table-cell" style:parent-style-name="Default">
      <style:table-cell-properties fo:background-color="#ffff99" fo:border="0.74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eefef1" fo:border="0.74pt solid #000000"/>
    </style:style>
    <style:style style:name="ce40" style:family="table-cell" style:parent-style-name="Default">
      <style:table-cell-properties fo:background-color="#fff1f1" fo:border="0.74pt solid #000000"/>
    </style:style>
    <style:style style:name="ce41" style:family="table-cell" style:parent-style-name="Default">
      <style:table-cell-properties fo:background-color="#eefef1" fo:border="0.74pt solid #000000"/>
    </style:style>
    <style:style style:name="ce42" style:family="table-cell" style:parent-style-name="Default">
      <style:table-cell-properties fo:background-color="#ff3333" fo:border="0.74pt solid #000000"/>
      <style:text-properties fo:font-weight="bold" style:font-weight-asian="bold" style:font-weight-complex="bold"/>
    </style:style>
    <style:style style:name="ce16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3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35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36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37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ackground-color="#ffff99" fo:border="0.74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Arial Unicode MS" style:font-name-complex="Arial Unicode MS"/>
    </style:style>
    <style:style style:name="T2" style:family="text">
      <style:text-properties style:font-name-asian="Arial Unicode MS" style:font-name-complex="Arial Unicode MS"/>
    </style:style>
  </office:automatic-styles>
  <office:body>
    <office:spreadsheet>
      <table:calculation-settings table:automatic-find-labels="false" table:use-regular-expressions="false" table:use-wildcards="true"/>
      <table:table table:name="Lignes bancaire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23"/>
        <table:table-column table:style-name="co3" table:default-cell-style-name="ce23"/>
        <table:table-column table:style-name="co4" table:default-cell-style-name="ce40"/>
        <table:table-column table:style-name="co5" table:default-cell-style-name="ce40"/>
        <table:table-column table:style-name="co6" table:default-cell-style-name="ce40"/>
        <table:table-row table:style-name="ro1"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Libellé</text:p>
          </table:table-cell>
          <table:table-cell table:style-name="ce22" office:value-type="string" calcext:value-type="string">
            <text:p>Crédit (€)</text:p>
          </table:table-cell>
          <table:table-cell table:style-name="ce22" office:value-type="string" calcext:value-type="string">
            <text:p>Débit (€)</text:p>
          </table:table-cell>
          <table:table-cell table:style-name="ce22" office:value-type="string" calcext:value-type="string">
            <text:p>Qualification</text:p>
          </table:table-cell>
          <table:table-cell table:style-name="ce22" office:value-type="string" calcext:value-type="string">
            <text:p>Commentaires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5</text:p>
          </table:table-cell>
          <table:table-cell/>
          <table:table-cell office:value-type="float" office:value="-171" calcext:value-type="float">
            <text:p>-171</text:p>
          </table:table-cell>
          <table:table-cell table:number-columns-repeated="2"/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3</text:p>
          </table:table-cell>
          <table:table-cell/>
          <table:table-cell office:value-type="float" office:value="-93.92" calcext:value-type="float">
            <text:p>-93,92</text:p>
          </table:table-cell>
          <table:table-cell table:number-columns-repeated="2"/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7</text:p>
          </table:table-cell>
          <table:table-cell/>
          <table:table-cell office:value-type="float" office:value="-43.06" calcext:value-type="float">
            <text:p>-43,06</text:p>
          </table:table-cell>
          <table:table-cell table:number-columns-repeated="2"/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4</text:p>
          </table:table-cell>
          <table:table-cell/>
          <table:table-cell office:value-type="float" office:value="-26.62" calcext:value-type="float">
            <text:p>-26,62</text:p>
          </table:table-cell>
          <table:table-cell table:number-columns-repeated="2"/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2</text:p>
          </table:table-cell>
          <table:table-cell/>
          <table:table-cell office:value-type="float" office:value="-23" calcext:value-type="float">
            <text:p>-23</text:p>
          </table:table-cell>
          <table:table-cell table:number-columns-repeated="2"/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6</text:p>
          </table:table-cell>
          <table:table-cell/>
          <table:table-cell office:value-type="float" office:value="-16.78" calcext:value-type="float">
            <text:p>-16,78</text:p>
          </table:table-cell>
          <table:table-cell table:number-columns-repeated="2"/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8</text:p>
          </table:table-cell>
          <table:table-cell/>
          <table:table-cell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 office:value-type="date" office:date-value="2020-01-17" calcext:value-type="date">
            <text:p>17/01/20</text:p>
          </table:table-cell>
          <table:table-cell office:value-type="string" calcext:value-type="string">
            <text:p>Cotisation Adispo Asso Classic <text:s text:c="3"/>19,50 EUR <text:s text:c="22"/>TVA= 0,00 %- MT HT= <text:s text:c="4"/>19,50EUR</text:p>
          </table:table-cell>
          <table:table-cell/>
          <table:table-cell office:value-type="float" office:value="-19.5" calcext:value-type="float">
            <text:p>-19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8" office:value-type="date" office:date-value="2020-01-16" calcext:value-type="date">
            <text:p>16/01/20</text:p>
          </table:table-cell>
          <table:table-cell table:style-name="ce28" office:value-type="string" calcext:value-type="string">
            <text:p>VIREMENT DE TRESORERIE NANTES MU IPALE <text:s text:c="27"/>160440190844072020-01-145280 <text:s text:c="4"/>FAC F2019-183S/TRAIT.ECOPOLE OPE</text:p>
          </table:table-cell>
          <table:table-cell table:style-name="ce10" office:value-type="float" office:value="702" calcext:value-type="float">
            <text:p>702</text:p>
          </table:table-cell>
          <table:table-cell table:style-name="ce10"/>
          <table:table-cell table:style-name="ce41" office:value-type="string" calcext:value-type="string">
            <text:p>Nantes Métropole</text:p>
          </table:table-cell>
          <table:table-cell table:style-name="ce41" office:value-type="string" calcext:value-type="string">
            <text:p>Subvention Nantes Metropole</text:p>
          </table:table-cell>
        </table:table-row>
        <table:table-row table:style-name="ro1">
          <table:table-cell office:value-type="date" office:date-value="2019-10-17" calcext:value-type="date">
            <text:p>17/10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3" office:value-type="date" office:date-value="2019-09-11" calcext:value-type="date">
            <text:p>11/09/19</text:p>
          </table:table-cell>
          <table:table-cell table:style-name="ce29" office:value-type="string" calcext:value-type="string">
            <text:p>CHEQUE N° 8761010</text:p>
          </table:table-cell>
          <table:table-cell table:style-name="ce40"/>
          <table:table-cell office:value-type="float" office:value="-8.39" calcext:value-type="float">
            <text:p>-8,39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Hébergement – NDF Antoine</text:p>
          </table:table-cell>
        </table:table-row>
        <table:table-row table:style-name="ro2">
          <table:table-cell office:value-type="date" office:date-value="2019-09-10" calcext:value-type="date">
            <text:p>10/09/19</text:p>
          </table:table-cell>
          <table:table-cell office:value-type="string" calcext:value-type="string">
            <text:p>CHEQUE N° 8761011</text:p>
          </table:table-cell>
          <table:table-cell/>
          <table:table-cell office:value-type="float" office:value="-448.59" calcext:value-type="float">
            <text:p>-448,59</text:p>
          </table:table-cell>
          <table:table-cell office:value-type="string" calcext:value-type="string">
            <text:p>NDF Christian</text:p>
          </table:table-cell>
          <table:table-cell office:value-type="string" calcext:value-type="string">
            <text:p>FactureBlocsPapier_18euros54_20190824.png</text:p>
            <text:p>Facture_CatsFamiliy_180euros_20190827_FC190396.pdf</text:p>
            <text:p>Facture_Imprimante_laser_189euros99_20190809.pdf</text:p>
            <text:p>Facture_Ovh_37euros06_20190801.pdf </text:p>
          </table:table-cell>
        </table:table-row>
        <table:table-row table:style-name="ro3">
          <table:table-cell table:style-name="ce23" office:value-type="date" office:date-value="2019-07-02" calcext:value-type="date">
            <text:p>02/07/19</text:p>
          </table:table-cell>
          <table:table-cell table:style-name="ce29" office:value-type="string" calcext:value-type="string">
            <text:p>CHEQUE N° 8761009</text:p>
          </table:table-cell>
          <table:table-cell table:style-name="ce40"/>
          <table:table-cell office:value-type="float" office:value="-123.37" calcext:value-type="float">
            <text:p>-123,37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Restaurant et Iks Christian</text:p>
          </table:table-cell>
        </table:table-row>
        <table:table-row table:style-name="ro4">
          <table:table-cell office:value-type="date" office:date-value="2019-07-02" calcext:value-type="date">
            <text:p>02/07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4">
          <table:table-cell table:style-name="ce28" office:value-type="date" office:date-value="2019-06-03" calcext:value-type="date">
            <text:p>03/06/19</text:p>
          </table:table-cell>
          <table:table-cell table:style-name="ce28" office:value-type="string" calcext:value-type="string">
            <text:p>VIREMENT DE TRESORERIE NANTES MU IPALE <text:s text:c="27"/>160440190844072019-05-291822 <text:s text:c="4"/>S/TRAIT. ECOPOLEFACT <text:s/>2019-043 S</text:p>
          </table:table-cell>
          <table:table-cell table:style-name="ce10" office:value-type="float" office:value="8441" calcext:value-type="float">
            <text:p>8441</text:p>
          </table:table-cell>
          <table:table-cell table:style-name="ce28"/>
          <table:table-cell table:style-name="ce41" office:value-type="string" calcext:value-type="string">
            <text:p>Nantes Métropole</text:p>
          </table:table-cell>
          <table:table-cell table:style-name="ce41" office:value-type="string" calcext:value-type="string">
            <text:p>Subvention Nantes Metropole</text:p>
          </table:table-cell>
        </table:table-row>
        <table:table-row table:style-name="ro1">
          <table:table-cell office:value-type="date" office:date-value="2019-03-28" calcext:value-type="date">
            <text:p>28/03/19</text:p>
          </table:table-cell>
          <table:table-cell office:value-type="string" calcext:value-type="string">
            <text:p>CHEQUE N 8761003</text:p>
          </table:table-cell>
          <table:table-cell/>
          <table:table-cell office:value-type="float" office:value="-80.11" calcext:value-type="float">
            <text:p>-80,11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8 Christian</text:p>
          </table:table-cell>
        </table:table-row>
        <table:table-row table:style-name="ro1">
          <table:table-cell table:style-name="ce23" office:value-type="date" office:date-value="2019-06-25" calcext:value-type="date">
            <text:p>25/06/19</text:p>
          </table:table-cell>
          <table:table-cell table:style-name="ce29" office:value-type="string" calcext:value-type="string">
            <text:p>CHEQUE N° 6566036</text:p>
          </table:table-cell>
          <table:table-cell table:style-name="ce40"/>
          <table:table-cell office:value-type="float" office:value="-3000" calcext:value-type="float">
            <text:p>-3000</text:p>
          </table:table-cell>
          <table:table-cell/>
          <table:table-cell office:value-type="string" calcext:value-type="string">
            <text:p>Développement application</text:p>
          </table:table-cell>
        </table:table-row>
        <table:table-row table:style-name="ro1">
          <table:table-cell table:style-name="ce28" office:value-type="date" office:date-value="2019-01-23" calcext:value-type="date">
            <text:p>23/01/19</text:p>
          </table:table-cell>
          <table:table-cell table:style-name="ce28" office:value-type="string" calcext:value-type="string">
            <text:p>Virement de Christian Renoulin</text:p>
          </table:table-cell>
          <table:table-cell table:style-name="ce10" office:value-type="float" office:value="540" calcext:value-type="float">
            <text:p>540</text:p>
          </table:table-cell>
          <table:table-cell table:style-name="ce28"/>
          <table:table-cell table:style-name="ce41" office:value-type="string" calcext:value-type="string">
            <text:p>Achats de marchandises</text:p>
          </table:table-cell>
          <table:table-cell table:style-name="ce28" office:value-type="string" calcext:value-type="string">
            <text:p>Annulation Conception jeu de carte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2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1 <text:s text:c="14"/></text:p>
          </table:table-cell>
          <table:table-cell/>
          <table:table-cell office:value-type="float" office:value="-274.2" calcext:value-type="float">
            <text:p>-274,2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Impression jeu de cart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40 <text:s text:c="14"/></text:p>
          </table:table-cell>
          <table:table-cell/>
          <table:table-cell office:value-type="float" office:value="-407.99" calcext:value-type="float">
            <text:p>-407,99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8 <text:s text:c="14"/></text:p>
          </table:table-cell>
          <table:table-cell/>
          <table:table-cell office:value-type="float" office:value="-120" calcext:value-type="float">
            <text:p>-120</text:p>
          </table:table-cell>
          <table:table-cell office:value-type="string" calcext:value-type="string">
            <text:p>Achats d'études et prestations de services</text:p>
          </table:table-cell>
          <table:table-cell office:value-type="string" calcext:value-type="string">
            <text:p>Css Coreparation44 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9 <text:s text:c="14"/></text:p>
          </table:table-cell>
          <table:table-cell/>
          <table:table-cell office:value-type="float" office:value="-106.84" calcext:value-type="float">
            <text:p>-106,84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Boitier protection 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7 <text:s text:c="14"/>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s VracANantes et ZeroDechetANantes</text:p>
          </table:table-cell>
        </table:table-row>
        <table:table-row table:style-name="ro1">
          <table:table-cell office:value-type="string" calcext:value-type="string">
            <text:p>03/01/2019</text:p>
          </table:table-cell>
          <table:table-cell office:value-type="string" calcext:value-type="string">
            <text:p>Cotisation Adispo Asso Classic 13,50 EUR TVA= 0,00 %- MT HT=13,50EUR <text:s text:c="32"/></text:p>
          </table:table-cell>
          <table:table-cell office:value-type="string" calcext:value-type="string">
            <text:p><text:s/></text:p>
          </table:table-cell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8" office:value-type="string" calcext:value-type="string">
            <text:p>20/12/2018</text:p>
          </table:table-cell>
          <table:table-cell table:style-name="ce28" office:value-type="string" calcext:value-type="string">
            <text:p>VIREMENT DE TRESORERIE NANTES MU IPALE 160440190100002018-12-1844348 F.2018-07-04/12/2018ENRICHISSEME</text:p>
          </table:table-cell>
          <table:table-cell table:style-name="ce10" office:value-type="float" office:value="2000" calcext:value-type="float">
            <text:p>2000</text:p>
          </table:table-cell>
          <table:table-cell table:style-name="ce28"/>
          <table:table-cell table:style-name="ce41" office:value-type="string" calcext:value-type="string">
            <text:p>Prestation de service</text:p>
          </table:table-cell>
          <table:table-cell table:style-name="ce28" office:value-type="string" calcext:value-type="string">
            <text:p>Prestation CartoQuartie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1 <text:s text:c="14"/></text:p>
          </table:table-cell>
          <table:table-cell/>
          <table:table-cell office:value-type="float" office:value="-99" calcext:value-type="float">
            <text:p>-9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roits AppleStore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3 <text:s text:c="14"/></text:p>
          </table:table-cell>
          <table:table-cell/>
          <table:table-cell office:value-type="float" office:value="-21.46" calcext:value-type="float">
            <text:p>-21,46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f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2 <text:s text:c="14"/></text:p>
          </table:table-cell>
          <table:table-cell/>
          <table:table-cell office:value-type="float" office:value="-6.59" calcext:value-type="float">
            <text:p>-6,5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</text:p>
          </table:table-cell>
        </table:table-row>
        <table:table-row table:style-name="ro1">
          <table:table-cell office:value-type="string" calcext:value-type="string">
            <text:p>02/10/2018</text:p>
          </table:table-cell>
          <table:table-cell office:value-type="string" calcext:value-type="string">
            <text:p>Cotisation Adispo Asso Classic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office:value-type="string" calcext:value-type="string">
            <text:p>CHEQUE N° 6566034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07/09/2018</text:p>
          </table:table-cell>
          <table:table-cell table:style-name="ce29" office:value-type="string" calcext:value-type="string">
            <text:p>CHEQUE N° 6566029 <text:s text:c="14"/></text:p>
          </table:table-cell>
          <table:table-cell table:style-name="ce40"/>
          <table:table-cell office:value-type="float" office:value="-27" calcext:value-type="float">
            <text:p>-27</text:p>
          </table:table-cell>
          <table:table-cell table:number-columns-repeated="2" office:value-type="string" calcext:value-type="string">
            <text:p>Cadeau</text:p>
          </table:table-cell>
        </table:table-row>
        <table:table-row table:style-name="ro1">
          <table:table-cell table:style-name="ce28" office:value-type="date" office:date-value="2018-08-09" calcext:value-type="date">
            <text:p>09/08/18</text:p>
          </table:table-cell>
          <table:table-cell table:style-name="ce31" office:value-type="string" calcext:value-type="string">
            <text:p>VIREMENT DE TRESORERIE NANTES MU IPALE <text:s text:c="27"/>160440190844002018-08-0729134 <text:s text:c="3"/>F.2018-01-1-12 01 2018GLB - FOUR</text:p>
          </table:table-cell>
          <table:table-cell table:style-name="ce41" office:value-type="float" office:value="833.33" calcext:value-type="float">
            <text:p>833,33</text:p>
          </table:table-cell>
          <table:table-cell table:style-name="ce41"/>
          <table:table-cell table:style-name="ce41" office:value-type="string" calcext:value-type="string">
            <text:p>Nantes Métropole</text:p>
          </table:table-cell>
          <table:table-cell table:style-name="ce41" office:value-type="string" calcext:value-type="string">
            <text:p>Mise à disposition de données</text:p>
          </table:table-cell>
        </table:table-row>
        <table:table-row table:style-name="ro1">
          <table:table-cell table:style-name="Default" office:value-type="float" office:value="43307" calcext:value-type="float">
            <text:p>43307</text:p>
          </table:table-cell>
          <table:table-cell table:style-name="ce29" office:value-type="string" calcext:value-type="string">
            <text:p>CHEQUE N° 6566030</text:p>
          </table:table-cell>
          <table:table-cell table:style-name="ce40"/>
          <table:table-cell office:value-type="float" office:value="-18.06" calcext:value-type="float">
            <text:p>-18,06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ffiche Vrac à Nantes</text:p>
          </table:table-cell>
        </table:table-row>
        <table:table-row table:style-name="ro1">
          <table:table-cell table:style-name="ce23" office:value-type="date" office:date-value="2018-07-03" calcext:value-type="date">
            <text:p>03/07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/>
        </table:table-row>
        <table:table-row table:style-name="ro1">
          <table:table-cell table:style-name="ce28" office:value-type="date" office:date-value="2018-06-07" calcext:value-type="date">
            <text:p>07/06/18</text:p>
          </table:table-cell>
          <table:table-cell table:style-name="ce31" office:value-type="string" calcext:value-type="string">
            <text:p>REMISE DE CHEQUES DU 06/06/2018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 ?</text:p>
          </table:table-cell>
        </table:table-row>
        <table:table-row table:style-name="ro1">
          <table:table-cell table:style-name="ce23" office:value-type="date" office:date-value="2018-04-04" calcext:value-type="date">
            <text:p>04/04/18</text:p>
          </table:table-cell>
          <table:table-cell table:style-name="ce29" office:value-type="string" calcext:value-type="string">
            <text:p>CHEQUE N° 6566026</text:p>
          </table:table-cell>
          <table:table-cell table:style-name="ce40"/>
          <table:table-cell office:value-type="float" office:value="-20" calcext:value-type="float">
            <text:p>-2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ssolies</text:p>
          </table:table-cell>
        </table:table-row>
        <table:table-row table:style-name="ro1">
          <table:table-cell table:style-name="ce23" office:value-type="date" office:date-value="2018-04-04" calcext:value-type="date">
            <text:p>04/04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8" office:value-type="date" office:date-value="2018-03-30" calcext:value-type="date">
            <text:p>30/03/18</text:p>
          </table:table-cell>
          <table:table-cell table:style-name="ce29" office:value-type="string" calcext:value-type="string">
            <text:p>REMISE DE CHEQUES DU 29/03/2018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 Oasis Environement</text:p>
          </table:table-cell>
        </table:table-row>
        <table:table-row table:style-name="ro1">
          <table:table-cell table:style-name="ce23" office:value-type="date" office:date-value="2018-03-28" calcext:value-type="date">
            <text:p>28/03/18</text:p>
          </table:table-cell>
          <table:table-cell table:style-name="ce29" office:value-type="string" calcext:value-type="string">
            <text:p>CHEQUE N° 6566028</text:p>
          </table:table-cell>
          <table:table-cell table:style-name="ce40"/>
          <table:table-cell office:value-type="float" office:value="-83.88" calcext:value-type="float">
            <text:p>-83,88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La maison du Kakémono</text:p>
          </table:table-cell>
        </table:table-row>
        <table:table-row table:style-name="ro1">
          <table:table-cell table:style-name="ce23" office:value-type="date" office:date-value="2018-03-13" calcext:value-type="date">
            <text:p>13/03/18</text:p>
          </table:table-cell>
          <table:table-cell table:style-name="ce29" office:value-type="string" calcext:value-type="string">
            <text:p>CHEQUE N° 6566027</text:p>
          </table:table-cell>
          <table:table-cell table:style-name="ce40"/>
          <table:table-cell office:value-type="float" office:value="-30" calcext:value-type="float">
            <text:p>-3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pôle</text:p>
          </table:table-cell>
        </table:table-row>
        <table:table-row table:style-name="ro5">
          <table:table-cell table:style-name="ce28" office:value-type="date" office:date-value="2018-02-14" calcext:value-type="date">
            <text:p>14/02/18</text:p>
          </table:table-cell>
          <table:table-cell table:style-name="ce31" office:value-type="string" calcext:value-type="string">
            <text:p><text:span text:style-name="T1">VIREMENT DE MLE VANESSA VIAVANT  VU80442H51S3HD01</text:span></text:p>
            <text:p><text:span text:style-name="T1">COTISATION2018 </text:span></text:p>
            <text:p><text:span text:style-name="T1">REFERENCE : 0190044800156001 </text:span>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Vanessa</text:p>
          </table:table-cell>
        </table:table-row>
        <table:table-row table:style-name="ro5">
          <table:table-cell table:style-name="ce28" office:value-type="date" office:date-value="2018-01-30" calcext:value-type="date">
            <text:p>30/01/18</text:p>
          </table:table-cell>
          <table:table-cell table:style-name="ce31" office:value-type="string" calcext:value-type="string">
            <text:p><text:span text:style-name="T1">VIREMENT DE MR    WEBER OU ME CA IA</text:span></text:p>
            <text:p><text:span text:style-name="T1">Adhesion asso</text:span></text:p>
            <text:p><text:span text:style-name="T1">REFERENCE : 0190029800164022</text:span>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Matthieu</text:p>
          </table:table-cell>
        </table:table-row>
        <table:table-row table:style-name="ro5">
          <table:table-cell table:style-name="ce28" office:value-type="date" office:date-value="2018-01-29" calcext:value-type="date">
            <text:p>29/01/18</text:p>
          </table:table-cell>
          <table:table-cell table:style-name="ce31" office:value-type="string" calcext:value-type="string">
            <text:p><text:span text:style-name="T2">VIREMENT DE MR JAURY ANTOINE</text:span></text:p>
            <text:p><text:span text:style-name="T2">COTISATION 2018 ANTOINE JAURY</text:span></text:p>
            <text:p><text:span text:style-name="T2">REFERENCE : 0190029800028008</text:span>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Antoine</text:p>
          </table:table-cell>
        </table:table-row>
        <table:table-row table:style-name="ro5">
          <table:table-cell table:style-name="ce28" office:value-type="date" office:date-value="2018-01-29" calcext:value-type="date">
            <text:p>29/01/18</text:p>
          </table:table-cell>
          <table:table-cell table:style-name="ce38" office:value-type="string" calcext:value-type="string">
            <text:p>VIREMENT DE ROBIN CAROFF</text:p>
            <text:p>Cotisation Robin Caroff</text:p>
            <text:p>REFERENCE : 0190027800200002 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Robin</text:p>
          </table:table-cell>
        </table:table-row>
        <table:table-row table:style-name="ro6">
          <table:table-cell table:style-name="ce28" office:value-type="date" office:date-value="2018-01-22" calcext:value-type="date">
            <text:p>22/01/18</text:p>
          </table:table-cell>
          <table:table-cell table:style-name="ce38" office:value-type="string" calcext:value-type="string">
            <text:p>VIREMENT DE M RENOULIN CHRISTIAN COTISATION CHRISTIAN <text:s text:c="12"/>COTISATION ANNEE 2018 <text:s text:c="11"/>REFERENCE : 0190022800033002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Christian</text:p>
          </table:table-cell>
        </table:table-row>
        <table:table-row table:style-name="ro1">
          <table:table-cell table:style-name="ce23" office:value-type="date" office:date-value="2018-01-03" calcext:value-type="date">
            <text:p>03/01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Default"/>
          <table:table-cell table:style-name="ce39" office:value-type="string" calcext:value-type="string">
            <text:p>Total</text:p>
          </table:table-cell>
          <table:table-cell table:style-name="ce39" table:formula="of:=SUM([.C1:.C48])" office:value-type="float" office:value="12551.33" calcext:value-type="float">
            <text:p>12551,33</text:p>
          </table:table-cell>
          <table:table-cell table:style-name="ce39" table:formula="of:=SUM([.D1:.D48])" office:value-type="float" office:value="-6466.64" calcext:value-type="float">
            <text:p>-6466,64</text:p>
          </table:table-cell>
          <table:table-cell table:style-name="ce42" office:value-type="string" calcext:value-type="string">
            <text:p>Total en banque</text:p>
          </table:table-cell>
          <table:table-cell table:style-name="ce42" table:formula="of:=962.46+[.C49]+[.D49]" office:value-type="float" office:value="7047.15" calcext:value-type="float">
            <text:p>7047,15</text:p>
          </table:table-cell>
        </table:table-row>
      </table:table>
      <table:table table:name="Débits" table:style-name="ta1">
        <table:shapes>
          <draw:frame draw:z-index="0" draw:style-name="gr1" draw:text-style-name="P1" svg:width="186.91mm" svg:height="105.13mm" svg:x="75.98mm" svg:y="8.12mm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ce26"/>
        <table:table-column table:style-name="co8" table:default-cell-style-name="ce35"/>
        <table:table-row table:style-name="ro1">
          <table:table-cell table:style-name="ce16" office:value-type="string" calcext:value-type="string">
            <text:p>Qualification</text:p>
          </table:table-cell>
          <table:table-cell table:style-name="ce32" office:value-type="string" calcext:value-type="string">
            <text:p>Sum - Débit (€)</text:p>
          </table:table-cell>
        </table:table-row>
        <table:table-row table:style-name="ro1">
          <table:table-cell table:style-name="ce25" office:value-type="string" calcext:value-type="string">
            <text:p>Achats d'études et prestations de services</text:p>
          </table:table-cell>
          <table:table-cell table:style-name="ce33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Achats de marchandises</text:p>
          </table:table-cell>
          <table:table-cell office:value-type="float" office:value="-1354.2" calcext:value-type="float">
            <text:p>-1354,2</text:p>
          </table:table-cell>
        </table:table-row>
        <table:table-row table:style-name="ro1">
          <table:table-cell office:value-type="string" calcext:value-type="string">
            <text:p>Achats non stockés de matières et fournitures</text:p>
          </table:table-cell>
          <table:table-cell office:value-type="float" office:value="-514.83" calcext:value-type="float">
            <text:p>-514,83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string" calcext:value-type="string">
            <text:p>Communication</text:p>
          </table:table-cell>
          <table:table-cell office:value-type="float" office:value="-101.94" calcext:value-type="float">
            <text:p>-101,94</text:p>
          </table:table-cell>
        </table:table-row>
        <table:table-row table:style-name="ro1"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float" office:value="-143.83" calcext:value-type="float">
            <text:p>-143,83</text:p>
          </table:table-cell>
        </table:table-row>
        <table:table-row table:style-name="ro1">
          <table:table-cell office:value-type="string" calcext:value-type="string">
            <text:p>Cotisation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Frais bancaire</text:p>
          </table:table-cell>
          <table:table-cell office:value-type="float" office:value="-67.5" calcext:value-type="float">
            <text:p>-67,5</text:p>
          </table:table-cell>
        </table:table-row>
        <table:table-row table:style-name="ro1">
          <table:table-cell office:value-type="string" calcext:value-type="string">
            <text:p>Indemnités Kilométriques</text:p>
          </table:table-cell>
          <table:table-cell table:style-name="ce36" office:value-type="float" office:value="-80.11" calcext:value-type="float">
            <text:p>-80,11</text:p>
          </table:table-cell>
        </table:table-row>
        <table:table-row table:style-name="ro1">
          <table:table-cell table:style-name="ce27" office:value-type="string" calcext:value-type="string">
            <text:p>Total Result</text:p>
          </table:table-cell>
          <table:table-cell table:style-name="ce37" office:value-type="float" office:value="-2459.41" calcext:value-type="float">
            <text:p>-2459,41</text:p>
          </table:table-cell>
        </table:table-row>
      </table:table>
      <table:table table:name="Crédits" table:style-name="ta1">
        <table:shapes>
          <draw:frame draw:z-index="0" draw:style-name="gr1" draw:text-style-name="P1" svg:width="159.99mm" svg:height="89.95mm" svg:x="91.18mm" svg:y="14.46m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9" table:default-cell-style-name="ce26"/>
        <table:table-column table:style-name="co9" table:default-cell-style-name="ce35"/>
        <table:table-row table:style-name="ro1">
          <table:table-cell table:style-name="ce16" office:value-type="string" calcext:value-type="string">
            <text:p>Qualification</text:p>
          </table:table-cell>
          <table:table-cell table:style-name="ce32" office:value-type="string" calcext:value-type="string">
            <text:p>Sum - Crédit (€)</text:p>
          </table:table-cell>
        </table:table-row>
        <table:table-row table:style-name="ro1">
          <table:table-cell table:style-name="ce25" office:value-type="string" calcext:value-type="string">
            <text:p>Cotisation Adhérents</text:p>
          </table:table-cell>
          <table:table-cell table:style-name="ce33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Indemnités Kilométriques</text:p>
          </table:table-cell>
          <table:table-cell/>
        </table:table-row>
        <table:table-row table:style-name="ro1">
          <table:table-cell office:value-type="string" calcext:value-type="string">
            <text:p>Nantes Métropole</text:p>
          </table:table-cell>
          <table:table-cell office:value-type="float" office:value="833.33" calcext:value-type="float">
            <text:p>833,33</text:p>
          </table:table-cell>
        </table:table-row>
        <table:table-row table:style-name="ro1">
          <table:table-cell office:value-type="string" calcext:value-type="string">
            <text:p>Prestation de service</text:p>
          </table:table-cell>
          <table:table-cell table:style-name="ce36" office:value-type="float" office:value="2000" calcext:value-type="float">
            <text:p>2000</text:p>
          </table:table-cell>
        </table:table-row>
        <table:table-row table:style-name="ro1">
          <table:table-cell table:style-name="ce27" office:value-type="string" calcext:value-type="string">
            <text:p>Total Result</text:p>
          </table:table-cell>
          <table:table-cell table:style-name="ce37" office:value-type="float" office:value="2868.33" calcext:value-type="float">
            <text:p>2868,33</text:p>
          </table:table-cell>
        </table:table-row>
      </table:table>
      <table:table table:name="Synthèse 2018" table:style-name="ta1" table:print-ranges="'Synthèse 2018'.A1:'Synthèse 2018'.F33">
        <table:table-column table:style-name="co1" table:default-cell-style-name="ce4"/>
        <table:table-column table:style-name="co10" table:default-cell-style-name="ce23"/>
        <table:table-column table:style-name="co11" table:default-cell-style-name="ce23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row table:style-name="ro1">
          <table:table-cell table:style-name="ce48" office:value-type="string" calcext:value-type="string" table:number-columns-spanned="6" table:number-rows-spanned="1">
            <text:p>Synthèse comptes 2018</text:p>
          </table:table-cell>
          <table:covered-table-cell table:number-columns-repeated="5" table:style-name="Default"/>
        </table:table-row>
        <table:table-row table:style-name="ro1"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Libellé</text:p>
          </table:table-cell>
          <table:table-cell table:style-name="ce22" office:value-type="string" calcext:value-type="string">
            <text:p>Crédit (€)</text:p>
          </table:table-cell>
          <table:table-cell table:style-name="ce22" office:value-type="string" calcext:value-type="string">
            <text:p>Débit (€)</text:p>
          </table:table-cell>
          <table:table-cell table:style-name="ce22" office:value-type="string" calcext:value-type="string">
            <text:p>Qualification</text:p>
          </table:table-cell>
          <table:table-cell table:style-name="ce22" office:value-type="string" calcext:value-type="string">
            <text:p>Commentaires</text:p>
          </table:table-cell>
        </table:table-row>
        <table:table-row table:style-name="ro1">
          <table:table-cell office:value-type="date" office:date-value="2019-03-28" calcext:value-type="date">
            <text:p>28/03/19</text:p>
          </table:table-cell>
          <table:table-cell office:value-type="string" calcext:value-type="string">
            <text:p>CHEQUE N 8761003</text:p>
          </table:table-cell>
          <table:table-cell/>
          <table:table-cell office:value-type="float" office:value="-80.11" calcext:value-type="float">
            <text:p>-80,11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8 Christian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1 <text:s text:c="14"/></text:p>
          </table:table-cell>
          <table:table-cell/>
          <table:table-cell office:value-type="float" office:value="-274.2" calcext:value-type="float">
            <text:p>-274,2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Impression jeu de cart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40 <text:s text:c="14"/></text:p>
          </table:table-cell>
          <table:table-cell/>
          <table:table-cell office:value-type="float" office:value="-407.99" calcext:value-type="float">
            <text:p>-407,99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8 <text:s text:c="14"/></text:p>
          </table:table-cell>
          <table:table-cell/>
          <table:table-cell office:value-type="float" office:value="-120" calcext:value-type="float">
            <text:p>-120</text:p>
          </table:table-cell>
          <table:table-cell office:value-type="string" calcext:value-type="string">
            <text:p>Achats d'études et prestations de services</text:p>
          </table:table-cell>
          <table:table-cell office:value-type="string" calcext:value-type="string">
            <text:p>Css Coreparation44 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9 <text:s text:c="14"/></text:p>
          </table:table-cell>
          <table:table-cell/>
          <table:table-cell office:value-type="float" office:value="-106.84" calcext:value-type="float">
            <text:p>-106,84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Boitier protection 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7 <text:s text:c="14"/>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s VracANantes et ZeroDechetANantes</text:p>
          </table:table-cell>
        </table:table-row>
        <table:table-row table:style-name="ro1">
          <table:table-cell table:style-name="ce28" office:value-type="string" calcext:value-type="string">
            <text:p>20/12/2018</text:p>
          </table:table-cell>
          <table:table-cell table:style-name="ce28" office:value-type="string" calcext:value-type="string">
            <text:p>VIREMENT DE TRESORERIE NANTES MU IPALE 160440190100002018-12-1844348 F.2018-07-04/12/2018ENRICHISSEME</text:p>
          </table:table-cell>
          <table:table-cell table:style-name="ce10" office:value-type="float" office:value="2000" calcext:value-type="float">
            <text:p>2000</text:p>
          </table:table-cell>
          <table:table-cell table:style-name="ce28"/>
          <table:table-cell table:style-name="ce41" office:value-type="string" calcext:value-type="string">
            <text:p>Prestation de service</text:p>
          </table:table-cell>
          <table:table-cell table:style-name="ce28" office:value-type="string" calcext:value-type="string">
            <text:p>Prestation CartoQuartie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1 <text:s text:c="14"/></text:p>
          </table:table-cell>
          <table:table-cell/>
          <table:table-cell office:value-type="float" office:value="-99" calcext:value-type="float">
            <text:p>-9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roits AppleStore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3 <text:s text:c="14"/></text:p>
          </table:table-cell>
          <table:table-cell/>
          <table:table-cell office:value-type="float" office:value="-21.46" calcext:value-type="float">
            <text:p>-21,46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f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2 <text:s text:c="14"/></text:p>
          </table:table-cell>
          <table:table-cell/>
          <table:table-cell office:value-type="float" office:value="-6.59" calcext:value-type="float">
            <text:p>-6,5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</text:p>
          </table:table-cell>
        </table:table-row>
        <table:table-row table:style-name="ro1">
          <table:table-cell office:value-type="string" calcext:value-type="string">
            <text:p>02/10/2018</text:p>
          </table:table-cell>
          <table:table-cell office:value-type="string" calcext:value-type="string">
            <text:p>Cotisation Adispo Asso Classic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office:value-type="string" calcext:value-type="string">
            <text:p>CHEQUE N° 6566034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07/09/2018</text:p>
          </table:table-cell>
          <table:table-cell table:style-name="ce29" office:value-type="string" calcext:value-type="string">
            <text:p>CHEQUE N° 6566029 <text:s text:c="14"/></text:p>
          </table:table-cell>
          <table:table-cell table:style-name="ce40"/>
          <table:table-cell office:value-type="float" office:value="-27" calcext:value-type="float">
            <text:p>-27</text:p>
          </table:table-cell>
          <table:table-cell table:number-columns-repeated="2" office:value-type="string" calcext:value-type="string">
            <text:p>Cadeau</text:p>
          </table:table-cell>
        </table:table-row>
        <table:table-row table:style-name="ro1">
          <table:table-cell table:style-name="ce28" office:value-type="date" office:date-value="2018-08-09" calcext:value-type="date">
            <text:p>09/08/18</text:p>
          </table:table-cell>
          <table:table-cell table:style-name="ce31" office:value-type="string" calcext:value-type="string">
            <text:p>VIREMENT DE TRESORERIE NANTES MU IPALE <text:s text:c="27"/>160440190844002018-08-0729134 <text:s text:c="3"/>F.2018-01-1-12 01 2018GLB - FOUR</text:p>
          </table:table-cell>
          <table:table-cell table:style-name="ce41" office:value-type="float" office:value="833.33" calcext:value-type="float">
            <text:p>833,33</text:p>
          </table:table-cell>
          <table:table-cell table:style-name="ce41"/>
          <table:table-cell table:style-name="ce41" office:value-type="string" calcext:value-type="string">
            <text:p>Nantes Métropole</text:p>
          </table:table-cell>
          <table:table-cell table:style-name="ce41" office:value-type="string" calcext:value-type="string">
            <text:p>Mise à disposition de données</text:p>
          </table:table-cell>
        </table:table-row>
        <table:table-row table:style-name="ro1">
          <table:table-cell table:style-name="Default" office:value-type="float" office:value="43307" calcext:value-type="float">
            <text:p>43307</text:p>
          </table:table-cell>
          <table:table-cell table:style-name="ce29" office:value-type="string" calcext:value-type="string">
            <text:p>CHEQUE N° 6566030</text:p>
          </table:table-cell>
          <table:table-cell table:style-name="ce40"/>
          <table:table-cell office:value-type="float" office:value="-18.06" calcext:value-type="float">
            <text:p>-18,06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ffiche Vrac à Nantes</text:p>
          </table:table-cell>
        </table:table-row>
        <table:table-row table:style-name="ro1">
          <table:table-cell table:style-name="ce23" office:value-type="date" office:date-value="2018-07-03" calcext:value-type="date">
            <text:p>03/07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/>
        </table:table-row>
        <table:table-row table:style-name="ro1">
          <table:table-cell table:style-name="ce28" office:value-type="date" office:date-value="2018-06-07" calcext:value-type="date">
            <text:p>07/06/18</text:p>
          </table:table-cell>
          <table:table-cell table:style-name="ce31" office:value-type="string" calcext:value-type="string">
            <text:p>REMISE DE CHEQUES DU 06/06/2018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 ?</text:p>
          </table:table-cell>
        </table:table-row>
        <table:table-row table:style-name="ro1">
          <table:table-cell table:style-name="ce23" office:value-type="date" office:date-value="2018-04-04" calcext:value-type="date">
            <text:p>04/04/18</text:p>
          </table:table-cell>
          <table:table-cell table:style-name="ce29" office:value-type="string" calcext:value-type="string">
            <text:p>CHEQUE N° 6566026</text:p>
          </table:table-cell>
          <table:table-cell table:style-name="ce40"/>
          <table:table-cell office:value-type="float" office:value="-20" calcext:value-type="float">
            <text:p>-2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ssolies</text:p>
          </table:table-cell>
        </table:table-row>
        <table:table-row table:style-name="ro1">
          <table:table-cell table:style-name="ce23" office:value-type="date" office:date-value="2018-04-04" calcext:value-type="date">
            <text:p>04/04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8" office:value-type="date" office:date-value="2018-03-30" calcext:value-type="date">
            <text:p>30/03/18</text:p>
          </table:table-cell>
          <table:table-cell table:style-name="ce29" office:value-type="string" calcext:value-type="string">
            <text:p>REMISE DE CHEQUES DU 29/03/2018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 Oasis Environement</text:p>
          </table:table-cell>
        </table:table-row>
        <table:table-row table:style-name="ro1">
          <table:table-cell table:style-name="ce23" office:value-type="date" office:date-value="2018-03-28" calcext:value-type="date">
            <text:p>28/03/18</text:p>
          </table:table-cell>
          <table:table-cell table:style-name="ce29" office:value-type="string" calcext:value-type="string">
            <text:p>CHEQUE N° 6566028</text:p>
          </table:table-cell>
          <table:table-cell table:style-name="ce40"/>
          <table:table-cell office:value-type="float" office:value="-83.88" calcext:value-type="float">
            <text:p>-83,88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La maison du Kakémono</text:p>
          </table:table-cell>
        </table:table-row>
        <table:table-row table:style-name="ro1">
          <table:table-cell table:style-name="ce23" office:value-type="date" office:date-value="2018-03-13" calcext:value-type="date">
            <text:p>13/03/18</text:p>
          </table:table-cell>
          <table:table-cell table:style-name="ce29" office:value-type="string" calcext:value-type="string">
            <text:p>CHEQUE N° 6566027</text:p>
          </table:table-cell>
          <table:table-cell table:style-name="ce40"/>
          <table:table-cell office:value-type="float" office:value="-30" calcext:value-type="float">
            <text:p>-3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pôle</text:p>
          </table:table-cell>
        </table:table-row>
        <table:table-row table:style-name="ro1">
          <table:table-cell table:style-name="ce28" office:value-type="date" office:date-value="2018-02-14" calcext:value-type="date">
            <text:p>14/02/18</text:p>
          </table:table-cell>
          <table:table-cell table:style-name="ce31" office:value-type="string" calcext:value-type="string">
            <text:p>VIREMENT DE MLE VANESSA VIAVANT <text:s/>VU80442H51S3HD01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Vanessa</text:p>
          </table:table-cell>
        </table:table-row>
        <table:table-row table:style-name="ro1">
          <table:table-cell table:style-name="ce28" office:value-type="date" office:date-value="2018-01-30" calcext:value-type="date">
            <text:p>30/01/18</text:p>
          </table:table-cell>
          <table:table-cell table:style-name="ce31" office:value-type="string" calcext:value-type="string">
            <text:p>VIREMENT DE MR <text:s text:c="3"/>WEBER OU ME CA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Matthieu</text:p>
          </table:table-cell>
        </table:table-row>
        <table:table-row table:style-name="ro1">
          <table:table-cell table:style-name="ce28" office:value-type="date" office:date-value="2018-01-29" calcext:value-type="date">
            <text:p>29/01/18</text:p>
          </table:table-cell>
          <table:table-cell table:style-name="ce31" office:value-type="string" calcext:value-type="string">
            <text:p>VIREMENT DE MR JAURY ANTOINE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Antoine</text:p>
          </table:table-cell>
        </table:table-row>
        <table:table-row table:style-name="ro1">
          <table:table-cell table:style-name="ce28" office:value-type="date" office:date-value="2018-01-29" calcext:value-type="date">
            <text:p>29/01/18</text:p>
          </table:table-cell>
          <table:table-cell table:style-name="ce38" office:value-type="string" calcext:value-type="string">
            <text:p>VIREMENT DE ROBIN CAROFF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Robin</text:p>
          </table:table-cell>
        </table:table-row>
        <table:table-row table:style-name="ro1">
          <table:table-cell table:style-name="ce28" office:value-type="date" office:date-value="2018-01-22" calcext:value-type="date">
            <text:p>22/01/18</text:p>
          </table:table-cell>
          <table:table-cell table:style-name="ce38" office:value-type="string" calcext:value-type="string">
            <text:p>VIREMENT M RENOULIN CHRISTIAN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Christian</text:p>
          </table:table-cell>
        </table:table-row>
        <table:table-row table:style-name="ro1">
          <table:table-cell table:style-name="ce23" office:value-type="date" office:date-value="2018-01-03" calcext:value-type="date">
            <text:p>03/01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Default"/>
          <table:table-cell table:style-name="ce39" office:value-type="string" calcext:value-type="string">
            <text:p>Total</text:p>
          </table:table-cell>
          <table:table-cell table:style-name="ce39" table:formula="of:=SUM([.C3:.C30])" office:value-type="float" office:value="2868.33" calcext:value-type="float">
            <text:p>2868,33</text:p>
          </table:table-cell>
          <table:table-cell table:style-name="ce39" table:formula="of:=SUM([.D3:.D30])" office:value-type="float" office:value="-1905.91" calcext:value-type="float">
            <text:p>-1905,91</text:p>
          </table:table-cell>
          <table:table-cell table:style-name="ce42" office:value-type="string" calcext:value-type="string">
            <text:p>Total en banque</text:p>
          </table:table-cell>
          <table:table-cell table:style-name="ce42" table:formula="of:=962.46+[.C31]+[.D31]" office:value-type="float" office:value="1924.88" calcext:value-type="float">
            <text:p>1924,88</text:p>
          </table:table-cell>
        </table:table-row>
      </table:table>
      <table:table table:name="Synthèse 2019" table:style-name="ta1" table:print-ranges="'Synthèse 2019'.A1:'Synthèse 2019'.F22">
        <office:forms form:automatic-focus="false" form:apply-design-mode="false"/>
        <table:table-column table:style-name="co1" table:default-cell-style-name="ce4"/>
        <table:table-column table:style-name="co10" table:default-cell-style-name="ce23"/>
        <table:table-column table:style-name="co11" table:default-cell-style-name="ce23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row table:style-name="ro1">
          <table:table-cell table:style-name="ce48" office:value-type="string" calcext:value-type="string" table:number-columns-spanned="6" table:number-rows-spanned="1">
            <text:p>Synthèse comptes 2019</text:p>
          </table:table-cell>
          <table:covered-table-cell table:number-columns-repeated="5" table:style-name="Default"/>
        </table:table-row>
        <table:table-row table:style-name="ro1"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Libellé</text:p>
          </table:table-cell>
          <table:table-cell table:style-name="ce22" office:value-type="string" calcext:value-type="string">
            <text:p>Crédit (€)</text:p>
          </table:table-cell>
          <table:table-cell table:style-name="ce22" office:value-type="string" calcext:value-type="string">
            <text:p>Débit (€)</text:p>
          </table:table-cell>
          <table:table-cell table:style-name="ce22" office:value-type="string" calcext:value-type="string">
            <text:p>Qualification</text:p>
          </table:table-cell>
          <table:table-cell table:style-name="ce22" office:value-type="string" calcext:value-type="string">
            <text:p>Commentaires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5</text:p>
          </table:table-cell>
          <table:table-cell/>
          <table:table-cell office:value-type="float" office:value="-171" calcext:value-type="float">
            <text:p>-171</text:p>
          </table:table-cell>
          <table:table-cell table:number-columns-repeated="2"/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3</text:p>
          </table:table-cell>
          <table:table-cell/>
          <table:table-cell office:value-type="float" office:value="-93.92" calcext:value-type="float">
            <text:p>-93,92</text:p>
          </table:table-cell>
          <table:table-cell table:number-columns-repeated="2"/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7</text:p>
          </table:table-cell>
          <table:table-cell/>
          <table:table-cell office:value-type="float" office:value="-43.06" calcext:value-type="float">
            <text:p>-43,06</text:p>
          </table:table-cell>
          <table:table-cell table:number-columns-repeated="2"/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4</text:p>
          </table:table-cell>
          <table:table-cell/>
          <table:table-cell office:value-type="float" office:value="-26.62" calcext:value-type="float">
            <text:p>-26,62</text:p>
          </table:table-cell>
          <table:table-cell table:number-columns-repeated="2"/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2</text:p>
          </table:table-cell>
          <table:table-cell/>
          <table:table-cell office:value-type="float" office:value="-23" calcext:value-type="float">
            <text:p>-23</text:p>
          </table:table-cell>
          <table:table-cell table:number-columns-repeated="2"/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6</text:p>
          </table:table-cell>
          <table:table-cell/>
          <table:table-cell office:value-type="float" office:value="-16.78" calcext:value-type="float">
            <text:p>-16,78</text:p>
          </table:table-cell>
          <table:table-cell table:number-columns-repeated="2"/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8</text:p>
          </table:table-cell>
          <table:table-cell/>
          <table:table-cell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 office:value-type="date" office:date-value="2019-10-17" calcext:value-type="date">
            <text:p>17/10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3" office:value-type="date" office:date-value="2019-09-11" calcext:value-type="date">
            <text:p>11/09/19</text:p>
          </table:table-cell>
          <table:table-cell table:style-name="ce29" office:value-type="string" calcext:value-type="string">
            <text:p>CHEQUE N° 8761010</text:p>
          </table:table-cell>
          <table:table-cell table:style-name="ce40"/>
          <table:table-cell office:value-type="float" office:value="-8.39" calcext:value-type="float">
            <text:p>-8,39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Hébergement – NDF Antoine</text:p>
          </table:table-cell>
        </table:table-row>
        <table:table-row table:style-name="ro7">
          <table:table-cell office:value-type="date" office:date-value="2019-09-10" calcext:value-type="date">
            <text:p>10/09/19</text:p>
          </table:table-cell>
          <table:table-cell office:value-type="string" calcext:value-type="string">
            <text:p>CHEQUE N° 8761011</text:p>
          </table:table-cell>
          <table:table-cell/>
          <table:table-cell office:value-type="float" office:value="-448.59" calcext:value-type="float">
            <text:p>-448,59</text:p>
          </table:table-cell>
          <table:table-cell office:value-type="string" calcext:value-type="string">
            <text:p>NDF Christian</text:p>
          </table:table-cell>
          <table:table-cell office:value-type="string" calcext:value-type="string">
            <text:p>FactureBlocsPapier_18euros54_20190824.png</text:p>
            <text:p>Facture_CatsFamiliy_180euros_20190827_FC190396.pdf</text:p>
            <text:p>Facture_Imprimante_laser_189euros99_20190809.pdf</text:p>
            <text:p>Facture_Ovh_37euros06_20190801.pdf </text:p>
          </table:table-cell>
        </table:table-row>
        <table:table-row table:style-name="ro1">
          <table:table-cell table:style-name="ce23" office:value-type="date" office:date-value="2019-07-02" calcext:value-type="date">
            <text:p>02/07/19</text:p>
          </table:table-cell>
          <table:table-cell table:style-name="ce29" office:value-type="string" calcext:value-type="string">
            <text:p>CHEQUE N° 8761009</text:p>
          </table:table-cell>
          <table:table-cell table:style-name="ce40"/>
          <table:table-cell office:value-type="float" office:value="-123.37" calcext:value-type="float">
            <text:p>-123,37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Restaurant et Iks Christian</text:p>
          </table:table-cell>
        </table:table-row>
        <table:table-row table:style-name="ro1">
          <table:table-cell office:value-type="date" office:date-value="2019-07-02" calcext:value-type="date">
            <text:p>02/07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8" office:value-type="date" office:date-value="2019-06-03" calcext:value-type="date">
            <text:p>03/06/19</text:p>
          </table:table-cell>
          <table:table-cell table:style-name="ce28" office:value-type="string" calcext:value-type="string">
            <text:p>VIREMENT DE TRESORERIE NANTES MU IPALE <text:s text:c="27"/>160440190844072019-05-291822 <text:s text:c="4"/>S/TRAIT. ECOPOLEFACT <text:s/>2019-043 S</text:p>
          </table:table-cell>
          <table:table-cell table:style-name="ce10" office:value-type="float" office:value="8441" calcext:value-type="float">
            <text:p>8441</text:p>
          </table:table-cell>
          <table:table-cell table:style-name="ce28"/>
          <table:table-cell table:style-name="ce41" office:value-type="string" calcext:value-type="string">
            <text:p>Nantes Métropole</text:p>
          </table:table-cell>
          <table:table-cell table:style-name="ce41" office:value-type="string" calcext:value-type="string">
            <text:p>Subvention Nantes Metropole</text:p>
          </table:table-cell>
        </table:table-row>
        <table:table-row table:style-name="ro1">
          <table:table-cell table:style-name="ce23" office:value-type="date" office:date-value="2019-06-25" calcext:value-type="date">
            <text:p>25/06/19</text:p>
          </table:table-cell>
          <table:table-cell table:style-name="ce29" office:value-type="string" calcext:value-type="string">
            <text:p>CHEQUE N° 6566036</text:p>
          </table:table-cell>
          <table:table-cell table:style-name="ce40"/>
          <table:table-cell office:value-type="float" office:value="-3000" calcext:value-type="float">
            <text:p>-3000</text:p>
          </table:table-cell>
          <table:table-cell/>
          <table:table-cell office:value-type="string" calcext:value-type="string">
            <text:p>Développement application</text:p>
          </table:table-cell>
        </table:table-row>
        <table:table-row table:style-name="ro1">
          <table:table-cell table:style-name="ce28" office:value-type="date" office:date-value="2019-01-23" calcext:value-type="date">
            <text:p>23/01/19</text:p>
          </table:table-cell>
          <table:table-cell table:style-name="ce28" office:value-type="string" calcext:value-type="string">
            <text:p>Virement de Christian Renoulin</text:p>
          </table:table-cell>
          <table:table-cell table:style-name="ce10" office:value-type="float" office:value="540" calcext:value-type="float">
            <text:p>540</text:p>
          </table:table-cell>
          <table:table-cell table:style-name="ce28"/>
          <table:table-cell table:style-name="ce41" office:value-type="string" calcext:value-type="string">
            <text:p>Achats de marchandises</text:p>
          </table:table-cell>
          <table:table-cell table:style-name="ce28" office:value-type="string" calcext:value-type="string">
            <text:p>Annulation Conception jeu de carte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2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03/01/2019</text:p>
          </table:table-cell>
          <table:table-cell office:value-type="string" calcext:value-type="string">
            <text:p>Cotisation Adispo Asso Classic 13,50 EUR TVA= 0,00 %- MT HT=13,50EUR <text:s text:c="32"/></text:p>
          </table:table-cell>
          <table:table-cell office:value-type="string" calcext:value-type="string">
            <text:p><text:s/></text:p>
          </table:table-cell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Default"/>
          <table:table-cell table:style-name="ce39" office:value-type="string" calcext:value-type="string">
            <text:p>Total</text:p>
          </table:table-cell>
          <table:table-cell table:style-name="ce44" table:formula="of:=SUM([.C3:.C19])" office:value-type="float" office:value="8981" calcext:value-type="float">
            <text:p>8981</text:p>
          </table:table-cell>
          <table:table-cell table:style-name="ce44" table:formula="of:=SUM([.D3:.D19])" office:value-type="float" office:value="-4541.23" calcext:value-type="float">
            <text:p>-4541,23</text:p>
          </table:table-cell>
          <table:table-cell table:style-name="ce42" office:value-type="string" calcext:value-type="string">
            <text:p>Total en banque</text:p>
          </table:table-cell>
          <table:table-cell table:style-name="ce44" table:formula="of:=1992.81+[.C20]+[.D20]" office:value-type="float" office:value="6432.58" calcext:value-type="float">
            <text:p>6432,58</text:p>
          </table:table-cell>
        </table:table-row>
      </table:table>
      <table:table table:name="Synthèse 2020" table:style-name="ta1" table:print-ranges="'Synthèse 2020'.A1:'Synthèse 2020'.F14">
        <office:forms form:automatic-focus="false" form:apply-design-mode="false"/>
        <table:table-column table:style-name="co1" table:default-cell-style-name="ce4"/>
        <table:table-column table:style-name="co10" table:default-cell-style-name="ce23"/>
        <table:table-column table:style-name="co11" table:default-cell-style-name="ce23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row table:style-name="ro1">
          <table:table-cell table:style-name="ce48" office:value-type="string" calcext:value-type="string" table:number-columns-spanned="6" table:number-rows-spanned="1">
            <text:p>Synthèse comptes 2019</text:p>
          </table:table-cell>
          <table:covered-table-cell table:number-columns-repeated="5" table:style-name="Default"/>
        </table:table-row>
        <table:table-row table:style-name="ro1"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Libellé</text:p>
          </table:table-cell>
          <table:table-cell table:style-name="ce22" office:value-type="string" calcext:value-type="string">
            <text:p>Crédit (€)</text:p>
          </table:table-cell>
          <table:table-cell table:style-name="ce22" office:value-type="string" calcext:value-type="string">
            <text:p>Débit (€)</text:p>
          </table:table-cell>
          <table:table-cell table:style-name="ce22" office:value-type="string" calcext:value-type="string">
            <text:p>Qualification</text:p>
          </table:table-cell>
          <table:table-cell table:style-name="ce22" office:value-type="string" calcext:value-type="string">
            <text:p>Commentaires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5</text:p>
          </table:table-cell>
          <table:table-cell/>
          <table:table-cell office:value-type="float" office:value="-171" calcext:value-type="float">
            <text:p>-171</text:p>
          </table:table-cell>
          <table:table-cell table:number-columns-repeated="2"/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3</text:p>
          </table:table-cell>
          <table:table-cell/>
          <table:table-cell office:value-type="float" office:value="-93.92" calcext:value-type="float">
            <text:p>-93,92</text:p>
          </table:table-cell>
          <table:table-cell table:number-columns-repeated="2"/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7</text:p>
          </table:table-cell>
          <table:table-cell/>
          <table:table-cell office:value-type="float" office:value="-43.06" calcext:value-type="float">
            <text:p>-43,06</text:p>
          </table:table-cell>
          <table:table-cell table:number-columns-repeated="2"/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4</text:p>
          </table:table-cell>
          <table:table-cell/>
          <table:table-cell office:value-type="float" office:value="-26.62" calcext:value-type="float">
            <text:p>-26,62</text:p>
          </table:table-cell>
          <table:table-cell table:number-columns-repeated="2"/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2</text:p>
          </table:table-cell>
          <table:table-cell/>
          <table:table-cell office:value-type="float" office:value="-23" calcext:value-type="float">
            <text:p>-23</text:p>
          </table:table-cell>
          <table:table-cell table:number-columns-repeated="2"/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6</text:p>
          </table:table-cell>
          <table:table-cell/>
          <table:table-cell office:value-type="float" office:value="-16.78" calcext:value-type="float">
            <text:p>-16,78</text:p>
          </table:table-cell>
          <table:table-cell table:number-columns-repeated="2"/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8</text:p>
          </table:table-cell>
          <table:table-cell/>
          <table:table-cell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 office:value-type="date" office:date-value="2020-01-17" calcext:value-type="date">
            <text:p>17/01/20</text:p>
          </table:table-cell>
          <table:table-cell office:value-type="string" calcext:value-type="string">
            <text:p>Cotisation Adispo Asso Classic <text:s text:c="3"/>19,50 EUR <text:s text:c="22"/>TVA= 0,00 %- MT HT= <text:s text:c="4"/>19,50EUR</text:p>
          </table:table-cell>
          <table:table-cell/>
          <table:table-cell office:value-type="float" office:value="-19.5" calcext:value-type="float">
            <text:p>-19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8" office:value-type="date" office:date-value="2020-01-16" calcext:value-type="date">
            <text:p>16/01/20</text:p>
          </table:table-cell>
          <table:table-cell table:style-name="ce28" office:value-type="string" calcext:value-type="string">
            <text:p>VIREMENT DE TRESORERIE NANTES MU IPALE <text:s text:c="27"/>160440190844072020-01-145280 <text:s text:c="4"/>FAC F2019-183S/TRAIT.ECOPOLE OPE</text:p>
          </table:table-cell>
          <table:table-cell table:style-name="ce10" office:value-type="float" office:value="702" calcext:value-type="float">
            <text:p>702</text:p>
          </table:table-cell>
          <table:table-cell table:style-name="ce10"/>
          <table:table-cell table:style-name="ce41" office:value-type="string" calcext:value-type="string">
            <text:p>Nantes Métropole</text:p>
          </table:table-cell>
          <table:table-cell table:style-name="ce41" office:value-type="string" calcext:value-type="string">
            <text:p>Subvention Nantes Metropole</text:p>
          </table:table-cell>
        </table:table-row>
        <table:table-row table:style-name="ro1">
          <table:table-cell table:style-name="Default"/>
          <table:table-cell table:style-name="ce39" office:value-type="string" calcext:value-type="string">
            <text:p>Total</text:p>
          </table:table-cell>
          <table:table-cell table:style-name="ce44" table:formula="of:=SUM([.C3:.C11])" office:value-type="float" office:value="702" calcext:value-type="float">
            <text:p>702</text:p>
          </table:table-cell>
          <table:table-cell table:style-name="ce44" table:formula="of:=SUM([.D3:.D11])" office:value-type="float" office:value="-399.88" calcext:value-type="float">
            <text:p>-399,88</text:p>
          </table:table-cell>
          <table:table-cell table:style-name="ce42" office:value-type="string" calcext:value-type="string">
            <text:p>Total en banque</text:p>
          </table:table-cell>
          <table:table-cell table:style-name="ce44" table:formula="of:=6812.96+([.C12]+[.D12])" office:value-type="float" office:value="7115.08" calcext:value-type="float">
            <text:p>7115,08</text:p>
          </table:table-cell>
        </table:table-row>
      </table:table>
      <table:named-expressions/>
      <table:data-pilot-tables>
        <table:data-pilot-table table:name="DataPilot1" table:application-data="" table:target-range-address="Crédits.A1:Crédits.B6" table:buttons="Crédits.A1" table:show-filter-button="false" table:drill-down-on-double-click="false">
          <table:source-cell-range table:cell-range-address="'Lignes bancaires'.A1:'Lignes bancaires'.F48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Cotisation" table:display="false" table:show-details="true"/>
                <table:data-pilot-member table:name="Cotisation Adhérents" table:display="true" table:show-details="true"/>
                <table:data-pilot-member table:name="Communication" table:display="false" table:show-details="true"/>
                <table:data-pilot-member table:name="Frais bancaire" table:display="false" table:show-details="true"/>
                <table:data-pilot-member table:name="Achats d'études et prestations de services" table:display="false" table:show-details="true"/>
                <table:data-pilot-member table:name="Achats de marchandises" table:display="false" table:show-details="true"/>
                <table:data-pilot-member table:name="Achats non stockés de matières et fournitures" table:display="false" table:show-details="true"/>
                <table:data-pilot-member table:name="Cadeau" table:display="false" table:show-details="true"/>
                <table:data-pilot-member table:name="Concessions et droits similaires, brevets, licences, marques, procédés, logiciels, droits et valeurs similaires" table:display="false" table:show-details="true"/>
                <table:data-pilot-member table:name="Nantes Métropole" table:display="true" table:show-details="true"/>
                <table:data-pilot-member table:name="Prestation de service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rédit (€)" table:orientation="data" table:used-hierarchy="0" table:function="sum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" table:display="true" table:show-details="true"/>
                <table:data-pilot-member table:name="540" table:display="true" table:show-details="true"/>
                <table:data-pilot-member table:name="833,33" table:display="true" table:show-details="true"/>
                <table:data-pilot-member table:name="2000" table:display="true" table:show-details="true"/>
                <table:data-pilot-member table:name="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Débits.A1:Débits.B11" table:buttons="Débits.A1" table:show-filter-button="false" table:drill-down-on-double-click="false">
          <table:source-cell-range table:cell-range-address="'Lignes bancaires'.A1:'Lignes bancaires'.F48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Cotisation" table:display="true" table:show-details="true"/>
                <table:data-pilot-member table:name="Cotisation Adhérents" table:display="false" table:show-details="true"/>
                <table:data-pilot-member table:name="Communication" table:display="true" table:show-details="true"/>
                <table:data-pilot-member table:name="Frais bancaire" table:display="true" table:show-details="true"/>
                <table:data-pilot-member table:name="Nantes Métropole" table:display="false" table:show-details="true"/>
                <table:data-pilot-member table:name="Achats d'études et prestations de services" table:display="true" table:show-details="true"/>
                <table:data-pilot-member table:name="Achats de marchandises" table:display="true" table:show-details="true"/>
                <table:data-pilot-member table:name="Achats non stockés de matières et fournitures" table:display="true" table:show-details="true"/>
                <table:data-pilot-member table:name="Cadeau" table:display="true" table:show-details="true"/>
                <table:data-pilot-member table:name="Concessions et droits similaires, brevets, licences, marques, procédés, logiciels, droits et valeurs similaires" table:display="true" table:show-details="true"/>
                <table:data-pilot-member table:name="Prestation de service" table:display="fals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ébit (€)" table:orientation="data" table:used-hierarchy="0" table:function="sum">
            <table:data-pilot-level table:show-empty="false" calcext:repeat-item-labels="false">
              <table:data-pilot-members>
                <table:data-pilot-member table:name="-83,88" table:display="true" table:show-details="true"/>
                <table:data-pilot-member table:name="-30" table:display="true" table:show-details="true"/>
                <table:data-pilot-member table:name="-20" table:display="true" table:show-details="true"/>
                <table:data-pilot-member table:name="-13,5" table:display="true" table:show-details="true"/>
                <table:data-pilot-member table:name="" table:display="true" table:show-details="true"/>
                <table:data-pilot-member table:name="-18,06" table:display="true" table:show-details="true"/>
                <table:data-pilot-member table:name="-540" table:display="true" table:show-details="true"/>
                <table:data-pilot-member table:name="-407,99" table:display="true" table:show-details="true"/>
                <table:data-pilot-member table:name="-274,2" table:display="true" table:show-details="true"/>
                <table:data-pilot-member table:name="-120" table:display="true" table:show-details="true"/>
                <table:data-pilot-member table:name="-106,84" table:display="true" table:show-details="true"/>
                <table:data-pilot-member table:name="-99" table:display="true" table:show-details="true"/>
                <table:data-pilot-member table:name="-27" table:display="true" table:show-details="true"/>
                <table:data-pilot-member table:name="-21,46" table:display="true" table:show-details="true"/>
                <table:data-pilot-member table:name="-16,78" table:display="true" table:show-details="true"/>
                <table:data-pilot-member table:name="-6,5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/>
      <number:text>,</number:text>
    </number:time-style>
    <number:number-style style:name="N11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percentage-style style:name="N122">
      <number:number number:decimal-places="2" loext:min-decimal-places="2" number:min-integer-digits="1"/>
      <number:text>%</number:text>
    </number:percentag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 style:data-style-name="N2" text:time-value="10:51:33.3223720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16:48:23.805151756</meta:creation-date>
    <dc:date>2020-03-06T10:53:58.174870309</dc:date>
    <meta:editing-duration>PT4H25M45S</meta:editing-duration>
    <meta:editing-cycles>45</meta:editing-cycles>
    <meta:generator>LibreOffice/5.4.4.2$MacOSX_X86_64 LibreOffice_project/2524958677847fb3bb44820e40380acbe820f960</meta:generator>
    <meta:document-statistic meta:table-count="6" meta:cell-count="54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99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996cm" xlink:href=".." xlink:type="simple" loext:data-pilot-source="DataPilot1" chart:class="chart:circle" chart:style-name="ch1">
        <chart:legend chart:legend-position="end" svg:x="11.937cm" svg:y="2.949cm" style:legend-expansion="high" chart:style-name="ch2"/>
        <chart:plot-area chart:style-name="ch3" table:cell-range-address="PivotChart" chart:data-source-has-labels="column" svg:x="0.32cm" svg:y="0.179cm" svg:width="11.297cm" svg:height="7.738cm">
          <chartooo:coordinate-region svg:x="2.1cm" svg:y="0.18cm" svg:width="7.737cm" svg:height="7.737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tisation Adhérents</text:p>
                <draw:g>
                  <svg:desc>PT@categories</svg:desc>
                </draw:g>
              </table:table-cell>
              <table:table-cell office:value-type="float" office:value="35">
                <text:p>35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Nantes Métropole</text:p>
              </table:table-cell>
              <table:table-cell office:value-type="float" office:value="9274.33">
                <text:p>9274.33</text:p>
              </table:table-cell>
            </table:table-row>
            <table:table-row>
              <table:table-cell office:value-type="string">
                <text:p>Prestation de service</text:p>
              </table:table-cell>
              <table:table-cell office:value-type="float" office:value="2000">
                <text:p>2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MacOSX_X86_64 LibreOffice_project/2524958677847fb3bb44820e40380acbe820f96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graphic-properties draw:fill-color="#ff950e"/>
    </style:style>
    <style:style style:name="ch18" style:family="chart">
      <style:graphic-properties draw:fill-color="#c5000b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8.692cm" svg:height="10.514cm" xlink:href=".." xlink:type="simple" loext:data-pilot-source="DataPilot2" chart:class="chart:circle" chart:style-name="ch1">
        <chart:legend chart:legend-position="end" svg:x="2.178cm" svg:y="3.429cm" style:legend-expansion="high" chart:style-name="ch2"/>
        <chart:plot-area chart:style-name="ch3" table:cell-range-address="PivotChart" chart:data-source-has-labels="column" svg:x="0.373cm" svg:y="0.21cm" svg:width="1.432cm" svg:height="9.194cm">
          <chartooo:coordinate-region svg:x="0.373cm" svg:y="4.091cm" svg:width="1.432cm" svg:height="1.432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hats d'études et prestations de services</text:p>
                <draw:g>
                  <svg:desc>PT@categories</svg:desc>
                </draw:g>
              </table:table-cell>
              <table:table-cell office:value-type="float" office:value="-120">
                <text:p>-120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Achats de marchandises</text:p>
              </table:table-cell>
              <table:table-cell office:value-type="float" office:value="-1354.2">
                <text:p>-1354.2</text:p>
              </table:table-cell>
            </table:table-row>
            <table:table-row>
              <table:table-cell office:value-type="string">
                <text:p>Achats non stockés de matières et fournitures</text:p>
              </table:table-cell>
              <table:table-cell office:value-type="float" office:value="-514.83">
                <text:p>-514.83</text:p>
              </table:table-cell>
            </table:table-row>
            <table:table-row>
              <table:table-cell office:value-type="string">
                <text:p>Cadeau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Communication</text:p>
              </table:table-cell>
              <table:table-cell office:value-type="float" office:value="-101.94">
                <text:p>-101.94</text:p>
              </table:table-cell>
            </table:table-row>
            <table:table-row>
              <table:table-cell office:value-type="string">
                <text:p>Concessions et droits similaires, brevets, licences, marques, procédés, logiciels, droits et valeurs similaires</text:p>
              </table:table-cell>
              <table:table-cell office:value-type="float" office:value="-143.83">
                <text:p>-143.83</text:p>
              </table:table-cell>
            </table:table-row>
            <table:table-row>
              <table:table-cell office:value-type="string">
                <text:p>Cotisation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Frais bancaire</text:p>
              </table:table-cell>
              <table:table-cell office:value-type="float" office:value="-94.5">
                <text:p>-94.5</text:p>
              </table:table-cell>
            </table:table-row>
            <table:table-row>
              <table:table-cell office:value-type="string">
                <text:p>Indemnités Kilométriques</text:p>
              </table:table-cell>
              <table:table-cell office:value-type="float" office:value="-203.48">
                <text:p>-203.48</text:p>
              </table:table-cell>
            </table:table-row>
            <table:table-row>
              <table:table-cell office:value-type="string">
                <text:p>NDF Christian</text:p>
              </table:table-cell>
              <table:table-cell office:value-type="float" office:value="-448.59">
                <text:p>-448.59</text:p>
              </table:table-cell>
            </table:table-row>
            <table:table-row>
              <table:table-cell office:value-type="string">
                <text:p>OVH</text:p>
              </table:table-cell>
              <table:table-cell office:value-type="float" office:value="-8.39">
                <text:p>-8.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MacOSX_X86_64 LibreOffice_project/2524958677847fb3bb44820e40380acbe820f96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